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mm"/>
    </style:style>
    <style:style style:name="co2" style:family="table-column">
      <style:table-column-properties fo:break-before="auto" style:column-width="11.02mm"/>
    </style:style>
    <style:style style:name="co3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129.29mm"/>
    </style:style>
    <style:style style:name="co5" style:family="table-column">
      <style:table-column-properties fo:break-before="auto" style:column-width="31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ree_domains_contiguo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<text:s/>PDB</text:p>
          </table:table-cell>
          <table:table-cell office:value-type="string" calcext:value-type="string">
            <text:p><text:s/>Domains</text:p>
          </table:table-cell>
          <table:table-cell office:value-type="string" calcext:value-type="string">
            <text:p><text:s/>CATH</text:p>
          </table:table-cell>
          <table:table-cell office:value-type="string" calcext:value-type="string">
            <text:p><text:s/>K-Mea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b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47 - 175   </text:p>
            <text:p/>
            <text:p>Domain 2 : 176 - 264   </text:p>
            <text:p/>
            <text:p>Domain 3 : 265 - 350    </text:p>
          </table:table-cell>
          <table:table-cell office:value-type="string" calcext:value-type="string">
            <text:p> Domain 1 :  47 - 174    297 - 298</text:p>
            <text:p/>
            <text:p>Domain 2 :  175 - 259</text:p>
            <text:p/>
            <text:p>Domain 3 :  260 - 296    299 - 350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bv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20   </text:p>
            <text:p/>
            <text:p>Domain 2 : 121 - 253   </text:p>
            <text:p/>
            <text:p>Domain 3 : 254 - 349    </text:p>
          </table:table-cell>
          <table:table-cell office:value-type="string" calcext:value-type="string">
            <text:p> Domain 1 :  1 - 107</text:p>
            <text:p/>
            <text:p>Domain 2 :  108 - 125    253 - 349</text:p>
            <text:p/>
            <text:p>Domain 3 :  126 - 252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c0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74   </text:p>
            <text:p/>
            <text:p>Domain 2 : 75 - 140   </text:p>
            <text:p/>
            <text:p>Domain 3 : 165 - 223    </text:p>
          </table:table-cell>
          <table:table-cell office:value-type="string" calcext:value-type="string">
            <text:p> Domain 1 :  2 - 72</text:p>
            <text:p/>
            <text:p>Domain 2 :  73 - 140</text:p>
            <text:p/>
            <text:p>Domain 3 :  141 - 223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c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66   </text:p>
            <text:p/>
            <text:p>Domain 2 : 67 - 142   </text:p>
            <text:p/>
            <text:p>Domain 3 : 156 - 203    </text:p>
          </table:table-cell>
          <table:table-cell office:value-type="string" calcext:value-type="string">
            <text:p> Domain 1 :  1 - 69</text:p>
            <text:p/>
            <text:p>Domain 2 :  70 - 142</text:p>
            <text:p/>
            <text:p>Domain 3 :  143 - 203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d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15 - 240   </text:p>
            <text:p/>
            <text:p>Domain 2 : 241 - 367   </text:p>
            <text:p/>
            <text:p>Domain 3 : 368 - 427    </text:p>
          </table:table-cell>
          <table:table-cell office:value-type="string" calcext:value-type="string">
            <text:p> Domain 1 :  115 - 240</text:p>
            <text:p/>
            <text:p>Domain 2 :  241 - 366</text:p>
            <text:p/>
            <text:p>Domain 3 :  367 - 427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d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87   </text:p>
            <text:p/>
            <text:p>Domain 2 : 200 - 379   </text:p>
            <text:p/>
            <text:p>Domain 3 : 380 - 535    </text:p>
          </table:table-cell>
          <table:table-cell office:value-type="string" calcext:value-type="string">
            <text:p> Domain 1 :  1 - 169    377 - 378</text:p>
            <text:p/>
            <text:p>Domain 2 :  170 - 376</text:p>
            <text:p/>
            <text:p>Domain 3 :  379 - 535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e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41   </text:p>
            <text:p/>
            <text:p>Domain 2 : 42 - 103   </text:p>
            <text:p/>
            <text:p>Domain 3 : 104 - 160    </text:p>
          </table:table-cell>
          <table:table-cell office:value-type="string" calcext:value-type="string">
            <text:p> Domain 1 :  1 - 41</text:p>
            <text:p/>
            <text:p>Domain 2 :  42 - 101</text:p>
            <text:p/>
            <text:p>Domain 3 :  102 - 160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e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103   </text:p>
            <text:p/>
            <text:p>Domain 2 : 104 - 341   </text:p>
            <text:p/>
            <text:p>Domain 3 : 343 - 498    </text:p>
          </table:table-cell>
          <table:table-cell office:value-type="string" calcext:value-type="string">
            <text:p> Domain 1 :  3 - 104    159 - 174</text:p>
            <text:p/>
            <text:p>Domain 2 :  105 - 158    175 - 338</text:p>
            <text:p/>
            <text:p>Domain 3 :  339 - 497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658 - 752   </text:p>
            <text:p/>
            <text:p>Domain 2 : 753 - 841   </text:p>
            <text:p/>
            <text:p>Domain 3 : 842 - 939    </text:p>
          </table:table-cell>
          <table:table-cell office:value-type="string" calcext:value-type="string">
            <text:p> Domain 1 :  658 - 751</text:p>
            <text:p/>
            <text:p>Domain 2 :  752 - 839    887 - 888</text:p>
            <text:p/>
            <text:p>Domain 3 :  840 - 886    889 - 939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gq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5 - 150   </text:p>
            <text:p/>
            <text:p>Domain 2 : 151 - 474   </text:p>
            <text:p/>
            <text:p>Domain 3 : 475 - 705    </text:p>
          </table:table-cell>
          <table:table-cell office:value-type="string" calcext:value-type="string">
            <text:p> Domain 1 :  5 - 151    186 - 202    450 - 500</text:p>
            <text:p/>
            <text:p>Domain 2 :  152 - 185    203 - 388    426 - 449    681 - 705</text:p>
            <text:p/>
            <text:p>Domain 3 :  389 - 425    501 - 680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h6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6 - 78   </text:p>
            <text:p/>
            <text:p>Domain 2 : 79 - 240   </text:p>
            <text:p/>
            <text:p>Domain 3 : 241 - 343    </text:p>
          </table:table-cell>
          <table:table-cell office:value-type="string" calcext:value-type="string">
            <text:p> Domain 1 :  36 - 152    325 - 343</text:p>
            <text:p/>
            <text:p>Domain 2 :  153 - 259</text:p>
            <text:p/>
            <text:p>Domain 3 :  260 - 324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h6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46 - 286   </text:p>
            <text:p/>
            <text:p>Domain 2 : 287 - 329   </text:p>
            <text:p/>
            <text:p>Domain 3 : 330 - 396    </text:p>
          </table:table-cell>
          <table:table-cell office:value-type="string" calcext:value-type="string">
            <text:p> Domain 1 :  246 - 287    384 - 396</text:p>
            <text:p/>
            <text:p>Domain 2 :  288 - 333</text:p>
            <text:p/>
            <text:p>Domain 3 :  334 - 383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j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90 - 389   </text:p>
            <text:p/>
            <text:p>Domain 2 : 2 - 189   </text:p>
            <text:p/>
            <text:p>Domain 3 : 390 - 511    </text:p>
          </table:table-cell>
          <table:table-cell office:value-type="string" calcext:value-type="string">
            <text:p> Domain 1 :  2 - 167   </text:p>
            <text:p/>
            <text:p>Domain 2 :  168 - 279    281 - 319    321 - 387</text:p>
            <text:p/>
            <text:p>Domain 3 :  388 - 511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j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6 - 242   </text:p>
            <text:p/>
            <text:p>Domain 2 : 243 - 443   </text:p>
            <text:p/>
            <text:p>Domain 3 : 444 - 545    </text:p>
          </table:table-cell>
          <table:table-cell office:value-type="string" calcext:value-type="string">
            <text:p> Domain 1 :  6 - 242    481 - 511    543 - 545</text:p>
            <text:p/>
            <text:p>Domain 2 :  243 - 433</text:p>
            <text:p/>
            <text:p>Domain 3 :  434 - 480    512 - 542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ki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81 - 162   </text:p>
            <text:p/>
            <text:p>Domain 2 : 163 - 250   </text:p>
            <text:p/>
            <text:p>Domain 3 : 251 - 333    </text:p>
          </table:table-cell>
          <table:table-cell office:value-type="string" calcext:value-type="string">
            <text:p> Domain 1 :  81 - 161</text:p>
            <text:p/>
            <text:p>Domain 2 :  162 - 248</text:p>
            <text:p/>
            <text:p>Domain 3 :  249 - 333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ky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150   </text:p>
            <text:p/>
            <text:p>Domain 2 : 151 - 187   </text:p>
            <text:p/>
            <text:p>Domain 3 : 189 - 273    </text:p>
          </table:table-cell>
          <table:table-cell office:value-type="string" calcext:value-type="string">
            <text:p> Domain 1 :  2 - 147</text:p>
            <text:p/>
            <text:p>Domain 2 :  148 - 190</text:p>
            <text:p/>
            <text:p>Domain 3 :  191 - 273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l8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77 - 241   </text:p>
            <text:p/>
            <text:p>Domain 2 : 242 - 290   </text:p>
            <text:p/>
            <text:p>Domain 3 : 291 - 399    </text:p>
          </table:table-cell>
          <table:table-cell office:value-type="string" calcext:value-type="string">
            <text:p> Domain 1 :  77 - 239</text:p>
            <text:p/>
            <text:p>Domain 2 :  240 - 298</text:p>
            <text:p/>
            <text:p>Domain 3 :  299 - 399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109   </text:p>
            <text:p/>
            <text:p>Domain 2 : 378 - 628   </text:p>
            <text:p/>
            <text:p>Domain 3 : 110 - 377    </text:p>
          </table:table-cell>
          <table:table-cell office:value-type="string" calcext:value-type="string">
            <text:p> Domain 1 :  2 - 189    411 - 435    586 - 587</text:p>
            <text:p/>
            <text:p>Domain 2 :  190 - 377</text:p>
            <text:p/>
            <text:p>Domain 3 :  378 - 410    436 - 585    588 - 628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mb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9 - 83   </text:p>
            <text:p/>
            <text:p>Domain 2 : 84 - 155   </text:p>
            <text:p/>
            <text:p>Domain 3 : 156 - 203    </text:p>
          </table:table-cell>
          <table:table-cell office:value-type="string" calcext:value-type="string">
            <text:p> Domain 1 :  9 - 98   </text:p>
            <text:p/>
            <text:p>Domain 2 :  99 - 120    122 - 156</text:p>
            <text:p/>
            <text:p>Domain 3 :  157 - 203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m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86   </text:p>
            <text:p/>
            <text:p>Domain 2 : 187 - 309   </text:p>
            <text:p/>
            <text:p>Domain 3 : 310 - 500    </text:p>
          </table:table-cell>
          <table:table-cell office:value-type="string" calcext:value-type="string">
            <text:p> Domain 1 :  1 - 3    310 - 500</text:p>
            <text:p/>
            <text:p>Domain 2 :  4 - 228</text:p>
            <text:p/>
            <text:p>Domain 3 :  229 - 309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m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12   </text:p>
            <text:p/>
            <text:p>Domain 2 : 113 - 230   </text:p>
            <text:p/>
            <text:p>Domain 3 : 231 - 282    </text:p>
          </table:table-cell>
          <table:table-cell office:value-type="string" calcext:value-type="string">
            <text:p> Domain 1 :  1 - 85    255 - 282</text:p>
            <text:p/>
            <text:p>Domain 2 :  86 - 107    221 - 254</text:p>
            <text:p/>
            <text:p>Domain 3 :  108 - 220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np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37   </text:p>
            <text:p/>
            <text:p>Domain 2 : 138 - 308   </text:p>
            <text:p/>
            <text:p>Domain 3 : 309 - 483    </text:p>
          </table:table-cell>
          <table:table-cell office:value-type="string" calcext:value-type="string">
            <text:p> Domain 1 :  1 - 135    176 - 200</text:p>
            <text:p/>
            <text:p>Domain 2 :  136 - 175    201 - 307</text:p>
            <text:p/>
            <text:p>Domain 3 :  308 - 483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n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2 - 82   </text:p>
            <text:p/>
            <text:p>Domain 2 : 83 - 149   </text:p>
            <text:p/>
            <text:p>Domain 3 : 150 - 267    </text:p>
          </table:table-cell>
          <table:table-cell office:value-type="string" calcext:value-type="string">
            <text:p> Domain 1 :  12 - 75</text:p>
            <text:p/>
            <text:p>Domain 2 :  76 - 93    139 - 267</text:p>
            <text:p/>
            <text:p>Domain 3 :  94 - 138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o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7 - 161   </text:p>
            <text:p/>
            <text:p>Domain 2 : 162 - 303   </text:p>
            <text:p/>
            <text:p>Domain 3 : 305 - 373    </text:p>
          </table:table-cell>
          <table:table-cell office:value-type="string" calcext:value-type="string">
            <text:p> Domain 1 :  7 - 160</text:p>
            <text:p/>
            <text:p>Domain 2 :  161 - 288</text:p>
            <text:p/>
            <text:p>Domain 3 :  289 - 373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ol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481   </text:p>
            <text:p/>
            <text:p>Domain 2 : 482 - 538   </text:p>
            <text:p/>
            <text:p>Domain 3 : 539 - 628    </text:p>
          </table:table-cell>
          <table:table-cell office:value-type="string" calcext:value-type="string">
            <text:p> Domain 1 :  3 - 147    394 - 427    445 - 478    512 - 627</text:p>
            <text:p/>
            <text:p>Domain 2 :  148 - 393</text:p>
            <text:p/>
            <text:p>Domain 3 :  428 - 444    479 - 511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o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40 - 252   </text:p>
            <text:p/>
            <text:p>Domain 2 : 253 - 336   </text:p>
            <text:p/>
            <text:p>Domain 3 : 337 - 518    </text:p>
          </table:table-cell>
          <table:table-cell office:value-type="string" calcext:value-type="string">
            <text:p> Domain 1 :  140 - 237</text:p>
            <text:p/>
            <text:p>Domain 2 :  238 - 340    512 - 518</text:p>
            <text:p/>
            <text:p>Domain 3 :  341 - 511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q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5 - 129   </text:p>
            <text:p/>
            <text:p>Domain 2 : 130 - 285   </text:p>
            <text:p/>
            <text:p>Domain 3 : 286 - 432    </text:p>
          </table:table-cell>
          <table:table-cell office:value-type="string" calcext:value-type="string">
            <text:p> Domain 1 :  5 - 145   </text:p>
            <text:p/>
            <text:p>Domain 2 :  146 - 281   </text:p>
            <text:p/>
            <text:p>Domain 3 :  283 - 371    373 - 432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qz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178   </text:p>
            <text:p/>
            <text:p>Domain 2 : 179 - 237   </text:p>
            <text:p/>
            <text:p>Domain 3 : 238 - 521    </text:p>
          </table:table-cell>
          <table:table-cell office:value-type="string" calcext:value-type="string">
            <text:p> Domain 1 :  3 - 179    512 - 521</text:p>
            <text:p/>
            <text:p>Domain 2 :  180 - 285    459 - 484    510 - 511</text:p>
            <text:p/>
            <text:p>Domain 3 :  286 - 458    485 - 507   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r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62 - 138   </text:p>
            <text:p/>
            <text:p>Domain 2 : 139 - 213   </text:p>
            <text:p/>
            <text:p>Domain 3 : 214 - 305    </text:p>
          </table:table-cell>
          <table:table-cell office:value-type="string" calcext:value-type="string">
            <text:p> Domain 1 :  62 - 134</text:p>
            <text:p/>
            <text:p>Domain 2 :  135 - 217</text:p>
            <text:p/>
            <text:p>Domain 3 :  218 - 305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r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20 - 277   </text:p>
            <text:p/>
            <text:p>Domain 2 : 3 - 75   </text:p>
            <text:p/>
            <text:p>Domain 3 : 76 - 119    </text:p>
          </table:table-cell>
          <table:table-cell office:value-type="string" calcext:value-type="string">
            <text:p> Domain 1 :  3 - 91    263 - 277</text:p>
            <text:p/>
            <text:p>Domain 2 :  92 - 113    149 - 170    191 - 211    259 - 262</text:p>
            <text:p/>
            <text:p>Domain 3 :  114 - 148    171 - 190    212 - 258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rw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4 - 372   </text:p>
            <text:p/>
            <text:p>Domain 2 : 373 - 643   </text:p>
            <text:p/>
            <text:p>Domain 3 : 644 - 757    </text:p>
          </table:table-cell>
          <table:table-cell office:value-type="string" calcext:value-type="string">
            <text:p> Domain 1 :  4 - 281    302 - 410   </text:p>
            <text:p/>
            <text:p>Domain 2 :  282 - 301    411 - 470    490 - 597    599 - 642</text:p>
            <text:p/>
            <text:p>Domain 3 :  471 - 489    643 - 757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s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88   </text:p>
            <text:p/>
            <text:p>Domain 2 : 90 - 343   </text:p>
            <text:p/>
            <text:p>Domain 3 : 344 - 466    </text:p>
          </table:table-cell>
          <table:table-cell office:value-type="string" calcext:value-type="string">
            <text:p> Domain 1 :  3 - 136</text:p>
            <text:p/>
            <text:p>Domain 2 :  137 - 183    212 - 323</text:p>
            <text:p/>
            <text:p>Domain 3 :  184 - 211    324 - 466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s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39   </text:p>
            <text:p/>
            <text:p>Domain 2 : 40 - 192   </text:p>
            <text:p/>
            <text:p>Domain 3 : 193 - 282    </text:p>
          </table:table-cell>
          <table:table-cell office:value-type="string" calcext:value-type="string">
            <text:p> Domain 1 :  1 - 41    189 - 207</text:p>
            <text:p/>
            <text:p>Domain 2 :  42 - 188</text:p>
            <text:p/>
            <text:p>Domain 3 :  208 - 282 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t3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56   </text:p>
            <text:p/>
            <text:p>Domain 2 : 57 - 174   </text:p>
            <text:p/>
            <text:p>Domain 3 : 175 - 285    </text:p>
          </table:table-cell>
          <table:table-cell office:value-type="string" calcext:value-type="string">
            <text:p> Domain 1 :  1 - 57</text:p>
            <text:p/>
            <text:p>Domain 2 :  58 - 190</text:p>
            <text:p/>
            <text:p>Domain 3 :  191 - 285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t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5 - 106   </text:p>
            <text:p/>
            <text:p>Domain 2 : 107 - 198   </text:p>
            <text:p/>
            <text:p>Domain 3 : 199 - 290    </text:p>
          </table:table-cell>
          <table:table-cell office:value-type="string" calcext:value-type="string">
            <text:p> Domain 1 :  5 - 95    287 - 290</text:p>
            <text:p/>
            <text:p>Domain 2 :  96 - 198</text:p>
            <text:p/>
            <text:p>Domain 3 :  199 - 286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u8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43   </text:p>
            <text:p/>
            <text:p>Domain 2 : 144 - 276   </text:p>
            <text:p/>
            <text:p>Domain 3 : 277 - 490    </text:p>
          </table:table-cell>
          <table:table-cell office:value-type="string" calcext:value-type="string">
            <text:p> Domain 1 :  1 - 75    99 - 232    255 - 285</text:p>
            <text:p/>
            <text:p>Domain 2 :  76 - 98    286 - 302    334 - 377    454 - 490</text:p>
            <text:p/>
            <text:p>Domain 3 :  233 - 254    303 - 333    378 - 453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u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40   </text:p>
            <text:p/>
            <text:p>Domain 2 : 41 - 81   </text:p>
            <text:p/>
            <text:p>Domain 3 : 82 - 126    </text:p>
          </table:table-cell>
          <table:table-cell office:value-type="string" calcext:value-type="string">
            <text:p> Domain 1 :  1 - 42</text:p>
            <text:p/>
            <text:p>Domain 2 :  43 - 83</text:p>
            <text:p/>
            <text:p>Domain 3 :  84 - 126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ux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19 - 342   </text:p>
            <text:p/>
            <text:p>Domain 2 : 3 - 68   </text:p>
            <text:p/>
            <text:p>Domain 3 : 69 - 218    </text:p>
          </table:table-cell>
          <table:table-cell office:value-type="string" calcext:value-type="string">
            <text:p> Domain 1 :  3 - 68    137 - 175</text:p>
            <text:p/>
            <text:p>Domain 2 :  69 - 136    176 - 222    327 - 342</text:p>
            <text:p/>
            <text:p>Domain 3 :  223 - 326 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1uz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486 - 1530   </text:p>
            <text:p/>
            <text:p>Domain 2 : 1531 - 1605   </text:p>
            <text:p/>
            <text:p>Domain 3 : 1606 - 1647    </text:p>
          </table:table-cell>
          <table:table-cell office:value-type="string" calcext:value-type="string">
            <text:p> Domain 1 :  1486 - 1514</text:p>
            <text:p/>
            <text:p>Domain 2 :  1515 - 1627</text:p>
            <text:p/>
            <text:p>Domain 3 :  1628 - 1647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1v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150   </text:p>
            <text:p/>
            <text:p>Domain 2 : 151 - 284   </text:p>
            <text:p/>
            <text:p>Domain 3 : 285 - 432    </text:p>
          </table:table-cell>
          <table:table-cell office:value-type="string" calcext:value-type="string">
            <text:p> Domain 1 :  2 - 8    286 - 319    329 - 391    393 - 432</text:p>
            <text:p/>
            <text:p>Domain 2 :  9 - 148</text:p>
            <text:p/>
            <text:p>Domain 3 :  149 - 285    320 - 328    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1vq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55   </text:p>
            <text:p/>
            <text:p>Domain 2 : 56 - 88   </text:p>
            <text:p/>
            <text:p>Domain 3 : 89 - 143    </text:p>
          </table:table-cell>
          <table:table-cell office:value-type="string" calcext:value-type="string">
            <text:p> Domain 1 :  1 - 55</text:p>
            <text:p/>
            <text:p>Domain 2 :  56 - 90</text:p>
            <text:p/>
            <text:p>Domain 3 :  91 - 143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w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37   </text:p>
            <text:p/>
            <text:p>Domain 2 : 38 - 247   </text:p>
            <text:p/>
            <text:p>Domain 3 : 248 - 354    </text:p>
          </table:table-cell>
          <table:table-cell office:value-type="string" calcext:value-type="string">
            <text:p> Domain 1 :  3 - 39    121 - 123</text:p>
            <text:p/>
            <text:p>Domain 2 :  40 - 120    124 - 187</text:p>
            <text:p/>
            <text:p>Domain 3 :  188 - 354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1x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-1 - 82   </text:p>
            <text:p/>
            <text:p>Domain 2 : 83 - 197   </text:p>
            <text:p/>
            <text:p>Domain 3 : 198 - 354    </text:p>
          </table:table-cell>
          <table:table-cell office:value-type="string" calcext:value-type="string">
            <text:p> Domain 1 :  197 - 354</text:p>
            <text:p/>
            <text:p>Domain 2 :  0 - 81</text:p>
            <text:p/>
            <text:p>Domain 3 :  82 - 196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as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71   </text:p>
            <text:p/>
            <text:p>Domain 2 : 72 - 178   </text:p>
            <text:p/>
            <text:p>Domain 3 : 179 - 396    </text:p>
          </table:table-cell>
          <table:table-cell office:value-type="string" calcext:value-type="string">
            <text:p> Domain 1 :  2 - 74</text:p>
            <text:p/>
            <text:p>Domain 2 :  75 - 203    370 - 383</text:p>
            <text:p/>
            <text:p>Domain 3 :  204 - 369    384 - 396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ck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4 - 93   </text:p>
            <text:p/>
            <text:p>Domain 2 : 94 - 379   </text:p>
            <text:p/>
            <text:p>Domain 3 : 380 - 510    </text:p>
          </table:table-cell>
          <table:table-cell office:value-type="string" calcext:value-type="string">
            <text:p> Domain 1 :  24 - 96    276 - 298</text:p>
            <text:p/>
            <text:p>Domain 2 :  97 - 275    299 - 351</text:p>
            <text:p/>
            <text:p>Domain 3 :  352 - 510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ck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9 - 81   </text:p>
            <text:p/>
            <text:p>Domain 2 : 82 - 357   </text:p>
            <text:p/>
            <text:p>Domain 3 : 358 - 474    </text:p>
          </table:table-cell>
          <table:table-cell office:value-type="string" calcext:value-type="string">
            <text:p> Domain 1 :  9 - 83    262 - 288</text:p>
            <text:p/>
            <text:p>Domain 2 :  84 - 261    289 - 331</text:p>
            <text:p/>
            <text:p>Domain 3 :  332 - 474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d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131   </text:p>
            <text:p/>
            <text:p>Domain 2 : 132 - 203   </text:p>
            <text:p/>
            <text:p>Domain 3 : 204 - 423    </text:p>
          </table:table-cell>
          <table:table-cell office:value-type="string" calcext:value-type="string">
            <text:p> Domain 1 :  2 - 116    214 - 230    293 - 331</text:p>
            <text:p/>
            <text:p>Domain 2 :  117 - 213    251 - 292    332 - 338</text:p>
            <text:p/>
            <text:p>Domain 3 :  231 - 250    339 - 423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f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35   </text:p>
            <text:p/>
            <text:p>Domain 2 : 36 - 199   </text:p>
            <text:p/>
            <text:p>Domain 3 : 200 - 268    </text:p>
          </table:table-cell>
          <table:table-cell office:value-type="string" calcext:value-type="string">
            <text:p> Domain 1 :  3 - 37</text:p>
            <text:p/>
            <text:p>Domain 2 :  38 - 194</text:p>
            <text:p/>
            <text:p>Domain 3 :  195 - 268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g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1 - 146   </text:p>
            <text:p/>
            <text:p>Domain 2 : 147 - 206   </text:p>
            <text:p/>
            <text:p>Domain 3 : 207 - 306    </text:p>
          </table:table-cell>
          <table:table-cell office:value-type="string" calcext:value-type="string">
            <text:p> Domain 1 :  11 - 145</text:p>
            <text:p/>
            <text:p>Domain 2 :  146 - 215</text:p>
            <text:p/>
            <text:p>Domain 3 :  216 - 306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he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08 - 187   </text:p>
            <text:p/>
            <text:p>Domain 2 : 188 - 295   </text:p>
            <text:p/>
            <text:p>Domain 3 : 296 - 390    </text:p>
          </table:table-cell>
          <table:table-cell office:value-type="string" calcext:value-type="string">
            <text:p> Domain 1 :  108 - 187</text:p>
            <text:p/>
            <text:p>Domain 2 :  188 - 296</text:p>
            <text:p/>
            <text:p>Domain 3 :  297 - 390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44 - 118   </text:p>
            <text:p/>
            <text:p>Domain 2 : 139 - 272   </text:p>
            <text:p/>
            <text:p>Domain 3 : 273 - 815    </text:p>
          </table:table-cell>
          <table:table-cell office:value-type="string" calcext:value-type="string">
            <text:p> Domain 1 :  44 - 168    217 - 264    456 - 480    529 - 591    615 - 636</text:p>
            <text:p/>
            <text:p>Domain 2 :  169 - 195    265 - 355    673 - 728</text:p>
            <text:p/>
            <text:p>Domain 3 :  196 - 216    356 - 455    481 - 528    592 - 614    637 - 672    729 - 815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i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6 - 339   </text:p>
            <text:p/>
            <text:p>Domain 2 : 340 - 457   </text:p>
            <text:p/>
            <text:p>Domain 3 : 458 - 491    </text:p>
          </table:table-cell>
          <table:table-cell office:value-type="string" calcext:value-type="string">
            <text:p> Domain 1 :  6 - 8    94 - 283</text:p>
            <text:p/>
            <text:p>Domain 2 :  9 - 59    284 - 333   </text:p>
            <text:p/>
            <text:p>Domain 3 :  60 - 93    334 - 420    422 - 437    439 - 491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j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5 - 223   </text:p>
            <text:p/>
            <text:p>Domain 2 : 224 - 324   </text:p>
            <text:p/>
            <text:p>Domain 3 : 325 - 423    </text:p>
          </table:table-cell>
          <table:table-cell office:value-type="string" calcext:value-type="string">
            <text:p> Domain 1 :  5 - 16    45 - 64    221 - 318</text:p>
            <text:p/>
            <text:p>Domain 2 :  17 - 44    65 - 220</text:p>
            <text:p/>
            <text:p>Domain 3 :  319 - 423 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o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179   </text:p>
            <text:p/>
            <text:p>Domain 2 : 180 - 283   </text:p>
            <text:p/>
            <text:p>Domain 3 : 285 - 428    </text:p>
          </table:table-cell>
          <table:table-cell office:value-type="string" calcext:value-type="string">
            <text:p> Domain 1 :  2 - 179</text:p>
            <text:p/>
            <text:p>Domain 2 :  180 - 305    330 - 347</text:p>
            <text:p/>
            <text:p>Domain 3 :  306 - 329    348 - 428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oq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5 - 113   </text:p>
            <text:p/>
            <text:p>Domain 2 : 114 - 158   </text:p>
            <text:p/>
            <text:p>Domain 3 : 159 - 258    </text:p>
          </table:table-cell>
          <table:table-cell office:value-type="string" calcext:value-type="string">
            <text:p> Domain 1 :  159 - 258</text:p>
            <text:p/>
            <text:p>Domain 2 :  6 - 113</text:p>
            <text:p/>
            <text:p>Domain 3 :  114 - 158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o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51 - 142   </text:p>
            <text:p/>
            <text:p>Domain 2 : 143 - 332   </text:p>
            <text:p/>
            <text:p>Domain 3 : 333 - 390    </text:p>
          </table:table-cell>
          <table:table-cell office:value-type="string" calcext:value-type="string">
            <text:p> Domain 1 :  51 - 142</text:p>
            <text:p/>
            <text:p>Domain 2 :  143 - 211    245 - 357    384 - 390</text:p>
            <text:p/>
            <text:p>Domain 3 :  212 - 244    358 - 383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pw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7 - 31   </text:p>
            <text:p/>
            <text:p>Domain 2 : 32 - 89   </text:p>
            <text:p/>
            <text:p>Domain 3 : 120 - 257    </text:p>
          </table:table-cell>
          <table:table-cell office:value-type="string" calcext:value-type="string">
            <text:p> Domain 1 :  7 - 32    90 - 119    144 - 148</text:p>
            <text:p/>
            <text:p>Domain 2 :  33 - 89    169 - 188</text:p>
            <text:p/>
            <text:p>Domain 3 :  120 - 143    149 - 168    189 - 257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q0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3 - 149   </text:p>
            <text:p/>
            <text:p>Domain 2 : 150 - 207   </text:p>
            <text:p/>
            <text:p>Domain 3 : 208 - 322    </text:p>
          </table:table-cell>
          <table:table-cell office:value-type="string" calcext:value-type="string">
            <text:p> Domain 1 :  33 - 119</text:p>
            <text:p/>
            <text:p>Domain 2 :  120 - 147    211 - 322</text:p>
            <text:p/>
            <text:p>Domain 3 :  148 - 210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r9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2 - 131   </text:p>
            <text:p/>
            <text:p>Domain 2 : 145 - 306   </text:p>
            <text:p/>
            <text:p>Domain 3 : 307 - 417    </text:p>
          </table:table-cell>
          <table:table-cell office:value-type="string" calcext:value-type="string">
            <text:p> Domain 1 :  32 - 144</text:p>
            <text:p/>
            <text:p>Domain 2 :  145 - 318    411 - 413</text:p>
            <text:p/>
            <text:p>Domain 3 :  319 - 410    414 - 417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r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0 - 92   </text:p>
            <text:p/>
            <text:p>Domain 2 : 93 - 162   </text:p>
            <text:p/>
            <text:p>Domain 3 : 164 - 192    </text:p>
          </table:table-cell>
          <table:table-cell office:value-type="string" calcext:value-type="string">
            <text:p> Domain 1 :  10 - 74</text:p>
            <text:p/>
            <text:p>Domain 2 :  75 - 159</text:p>
            <text:p/>
            <text:p>Domain 3 :  160 - 192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y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1 - 151   </text:p>
            <text:p/>
            <text:p>Domain 2 : 152 - 302   </text:p>
            <text:p/>
            <text:p>Domain 3 : 303 - 389    </text:p>
          </table:table-cell>
          <table:table-cell office:value-type="string" calcext:value-type="string">
            <text:p> Domain 1 :  11 - 147    275 - 276</text:p>
            <text:p/>
            <text:p>Domain 2 :  148 - 178    225 - 274    277 - 301</text:p>
            <text:p/>
            <text:p>Domain 3 :  179 - 224    302 - 389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z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4 - 229   </text:p>
            <text:p/>
            <text:p>Domain 2 : 230 - 307   </text:p>
            <text:p/>
            <text:p>Domain 3 : 308 - 519    </text:p>
          </table:table-cell>
          <table:table-cell office:value-type="string" calcext:value-type="string">
            <text:p> Domain 1 :  14 - 226    314 - 468    511 - 519</text:p>
            <text:p/>
            <text:p>Domain 2 :  227 - 313</text:p>
            <text:p/>
            <text:p>Domain 3 :  469 - 510 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zy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180   </text:p>
            <text:p/>
            <text:p>Domain 2 : 181 - 434   </text:p>
            <text:p/>
            <text:p>Domain 3 : 435 - 466    </text:p>
          </table:table-cell>
          <table:table-cell office:value-type="string" calcext:value-type="string">
            <text:p> Domain 1 :  3 - 184</text:p>
            <text:p/>
            <text:p>Domain 2 :  185 - 263    282 - 329    399 - 422</text:p>
            <text:p/>
            <text:p>Domain 3 :  264 - 281    330 - 398    423 - 466 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a9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180   </text:p>
            <text:p/>
            <text:p>Domain 2 : 181 - 345   </text:p>
            <text:p/>
            <text:p>Domain 3 : 346 - 590    </text:p>
          </table:table-cell>
          <table:table-cell office:value-type="string" calcext:value-type="string">
            <text:p> Domain 1 :  2 - 8    180 - 361    420 - 453    502 - 503    546 - 590</text:p>
            <text:p/>
            <text:p>Domain 2 :  9 - 179</text:p>
            <text:p/>
            <text:p>Domain 3 :  362 - 419    454 - 501    504 - 545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3a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54   </text:p>
            <text:p/>
            <text:p>Domain 2 : 55 - 141   </text:p>
            <text:p/>
            <text:p>Domain 3 : 142 - 453    </text:p>
          </table:table-cell>
          <table:table-cell office:value-type="string" calcext:value-type="string">
            <text:p> Domain 1 :  1 - 142    288 - 357</text:p>
            <text:p/>
            <text:p>Domain 2 :  143 - 190    358 - 453</text:p>
            <text:p/>
            <text:p>Domain 3 :  191 - 287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c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0 - 114   </text:p>
            <text:p/>
            <text:p>Domain 2 : 115 - 232   </text:p>
            <text:p/>
            <text:p>Domain 3 : 233 - 289    </text:p>
          </table:table-cell>
          <table:table-cell office:value-type="string" calcext:value-type="string">
            <text:p> Domain 1 :  0 - 113    277 - 289</text:p>
            <text:p/>
            <text:p>Domain 2 :  114 - 127    219 - 276</text:p>
            <text:p/>
            <text:p>Domain 3 :  128 - 218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3c6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4 - 116   </text:p>
            <text:p/>
            <text:p>Domain 2 : 117 - 172   </text:p>
            <text:p/>
            <text:p>Domain 3 : 173 - 364    </text:p>
          </table:table-cell>
          <table:table-cell office:value-type="string" calcext:value-type="string">
            <text:p> Domain 1 :  4 - 131</text:p>
            <text:p/>
            <text:p>Domain 2 :  132 - 178    222 - 243</text:p>
            <text:p/>
            <text:p>Domain 3 :  179 - 221    244 - 364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-1 - 13   </text:p>
            <text:p/>
            <text:p>Domain 2 : 14 - 79   </text:p>
            <text:p/>
            <text:p>Domain 3 : 80 - 216    </text:p>
          </table:table-cell>
          <table:table-cell office:value-type="string" calcext:value-type="string">
            <text:p> Domain 1 :  -1 - 15    77 - 162</text:p>
            <text:p/>
            <text:p>Domain 2 :  16 - 76</text:p>
            <text:p/>
            <text:p>Domain 3 :  163 - 216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3ck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84 - 364   </text:p>
            <text:p/>
            <text:p>Domain 2 : 365 - 498   </text:p>
            <text:p/>
            <text:p>Domain 3 : 499 - 565    </text:p>
          </table:table-cell>
          <table:table-cell office:value-type="string" calcext:value-type="string">
            <text:p> Domain 1 :  284 - 407</text:p>
            <text:p/>
            <text:p>Domain 2 :  408 - 478</text:p>
            <text:p/>
            <text:p>Domain 3 :  479 - 565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3d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123   </text:p>
            <text:p/>
            <text:p>Domain 2 : 124 - 247   </text:p>
            <text:p/>
            <text:p>Domain 3 : 248 - 366    </text:p>
          </table:table-cell>
          <table:table-cell office:value-type="string" calcext:value-type="string">
            <text:p> Domain 1 :  1 - 119    229 - 230</text:p>
            <text:p/>
            <text:p>Domain 2 :  120 - 228    231 - 246    356 - 357</text:p>
            <text:p/>
            <text:p>Domain 3 :  247 - 355    358 - 366 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3ff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8 - 154   </text:p>
            <text:p/>
            <text:p>Domain 2 : 155 - 260   </text:p>
            <text:p/>
            <text:p>Domain 3 : 261 - 374    </text:p>
          </table:table-cell>
          <table:table-cell office:value-type="string" calcext:value-type="string">
            <text:p> Domain 1 :  28 - 152</text:p>
            <text:p/>
            <text:p>Domain 2 :  153 - 264</text:p>
            <text:p/>
            <text:p>Domain 3 :  265 - 374 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3g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16 - 493   </text:p>
            <text:p/>
            <text:p>Domain 2 : 494 - 591   </text:p>
            <text:p/>
            <text:p>Domain 3 : 592 - 737    </text:p>
          </table:table-cell>
          <table:table-cell office:value-type="string" calcext:value-type="string">
            <text:p> Domain 1 :  316 - 488</text:p>
            <text:p/>
            <text:p>Domain 2 :  489 - 598</text:p>
            <text:p/>
            <text:p>Domain 3 :  599 - 737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3gk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2 - 56   </text:p>
            <text:p/>
            <text:p>Domain 2 : 57 - 137   </text:p>
            <text:p/>
            <text:p>Domain 3 : 138 - 208    </text:p>
          </table:table-cell>
          <table:table-cell office:value-type="string" calcext:value-type="string">
            <text:p> Domain 1 :  2 - 56</text:p>
            <text:p/>
            <text:p>Domain 2 :  57 - 104    106 - 141</text:p>
            <text:p/>
            <text:p>Domain 3 :  142 - 208 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h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 - 147   </text:p>
            <text:p/>
            <text:p>Domain 2 : 148 - 423   </text:p>
            <text:p/>
            <text:p>Domain 3 : 424 - 693    </text:p>
          </table:table-cell>
          <table:table-cell office:value-type="string" calcext:value-type="string">
            <text:p> Domain 1 :  3 - 188    461 - 482    691 - 693</text:p>
            <text:p/>
            <text:p>Domain 2 :  189 - 424</text:p>
            <text:p/>
            <text:p>Domain 3 :  425 - 460    483 - 690 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3h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34 - 125   </text:p>
            <text:p/>
            <text:p>Domain 2 : 126 - 209   </text:p>
            <text:p/>
            <text:p>Domain 3 : 210 - 289    </text:p>
          </table:table-cell>
          <table:table-cell office:value-type="string" calcext:value-type="string">
            <text:p> Domain 1 :  34 - 40    126 - 205</text:p>
            <text:p/>
            <text:p>Domain 2 :  41 - 125</text:p>
            <text:p/>
            <text:p>Domain 3 :  206 - 289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3hn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0 - 90   </text:p>
            <text:p/>
            <text:p>Domain 2 : 91 - 357   </text:p>
            <text:p/>
            <text:p>Domain 3 : 358 - 504    </text:p>
          </table:table-cell>
          <table:table-cell office:value-type="string" calcext:value-type="string">
            <text:p> Domain 1 :  0 - 101    434 - 435</text:p>
            <text:p/>
            <text:p>Domain 2 :  102 - 355</text:p>
            <text:p/>
            <text:p>Domain 3 :  356 - 433    436 - 504 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3i6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92 - 208   </text:p>
            <text:p/>
            <text:p>Domain 2 : 209 - 303   </text:p>
            <text:p/>
            <text:p>Domain 3 : 304 - 501    </text:p>
          </table:table-cell>
          <table:table-cell office:value-type="string" calcext:value-type="string">
            <text:p> Domain 1 :  92 - 205</text:p>
            <text:p/>
            <text:p>Domain 2 :  206 - 305</text:p>
            <text:p/>
            <text:p>Domain 3 :  306 - 501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3k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81   </text:p>
            <text:p/>
            <text:p>Domain 2 : 82 - 376   </text:p>
            <text:p/>
            <text:p>Domain 3 : 377 - 475    </text:p>
          </table:table-cell>
          <table:table-cell office:value-type="string" calcext:value-type="string">
            <text:p> Domain 1 :  1 - 115    351 - 371</text:p>
            <text:p/>
            <text:p>Domain 2 :  116 - 350</text:p>
            <text:p/>
            <text:p>Domain 3 :  372 - 475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k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93 - 148   </text:p>
            <text:p/>
            <text:p>Domain 2 : 149 - 265   </text:p>
            <text:p/>
            <text:p>Domain 3 : 266 - 335    </text:p>
          </table:table-cell>
          <table:table-cell office:value-type="string" calcext:value-type="string">
            <text:p> Domain 1 :  93 - 148</text:p>
            <text:p/>
            <text:p>Domain 2 :  149 - 260    333 - 335</text:p>
            <text:p/>
            <text:p>Domain 3 :  261 - 332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3m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 - 56   </text:p>
            <text:p/>
            <text:p>Domain 2 : 57 - 205   </text:p>
            <text:p/>
            <text:p>Domain 3 : 206 - 495    </text:p>
          </table:table-cell>
          <table:table-cell office:value-type="string" calcext:value-type="string">
            <text:p> Domain 1 :  1 - 212    375 - 391    482 - 495</text:p>
            <text:p/>
            <text:p>Domain 2 :  213 - 374    453 - 481</text:p>
            <text:p/>
            <text:p>Domain 3 :  392 - 452 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3o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5 - 76   </text:p>
            <text:p/>
            <text:p>Domain 2 : 77 - 209   </text:p>
            <text:p/>
            <text:p>Domain 3 : 210 - 485    </text:p>
          </table:table-cell>
          <table:table-cell office:value-type="string" calcext:value-type="string">
            <text:p> Domain 1 :  15 - 35    281 - 390</text:p>
            <text:p/>
            <text:p>Domain 2 :  36 - 67    211 - 280    391 - 455</text:p>
            <text:p/>
            <text:p>Domain 3 :  68 - 210    456 - 485 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3sw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11 - 138   </text:p>
            <text:p/>
            <text:p>Domain 2 : 139 - 242   </text:p>
            <text:p/>
            <text:p>Domain 3 : 243 - 396    </text:p>
          </table:table-cell>
          <table:table-cell office:value-type="string" calcext:value-type="string">
            <text:p> Domain 1 :  11 - 55    251 - 304    338 - 369</text:p>
            <text:p/>
            <text:p>Domain 2 :  56 - 250</text:p>
            <text:p/>
            <text:p>Domain 3 :  305 - 337    370 - 396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5re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Domain 1 : 63 - 499   </text:p>
            <text:p/>
            <text:p>Domain 2 : 500 - 638   </text:p>
            <text:p/>
            <text:p>Domain 3 : 20 - 62    </text:p>
          </table:table-cell>
          <table:table-cell office:value-type="string" calcext:value-type="string">
            <text:p> Domain 1 :  20 - 86    398 - 415   </text:p>
            <text:p/>
            <text:p>Domain 2 :  87 - 397    416 - 447    474 - 493</text:p>
            <text:p/>
            <text:p>Domain 3 :  449 - 473    494 - 638 </text:p>
          </table:table-cell>
        </table:table-row>
        <table:table-row table:style-name="ro1" table:number-rows-repeated="104849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04:33:31.847685000</dc:date>
    <meta:editing-duration>PT6M37S</meta:editing-duration>
    <meta:editing-cycles>1</meta:editing-cycles>
    <meta:document-statistic meta:table-count="1" meta:cell-count="420" meta:object-count="0"/>
    <meta:generator>LibreOffice/5.1.4.2$MacOSX_X86_64 LibreOffice_project/f99d75f39f1c57ebdd7ffc5f42867c12031db97a</meta:generator>
  </office:meta>
</office:document-meta>
</file>